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6.999cm" table:align="margins"/>
    </style:style>
    <style:style style:name="Tabella1.A" style:family="table-column">
      <style:table-column-properties style:column-width="8.498cm" style:rel-column-width="32767*"/>
    </style:style>
    <style:style style:name="Tabella1.B" style:family="table-column">
      <style:table-column-properties style:column-width="8.5cm" style:rel-column-width="32768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16.999cm" table:align="margins"/>
    </style:style>
    <style:style style:name="Tabella3.A" style:family="table-column">
      <style:table-column-properties style:column-width="8.498cm" style:rel-column-width="32767*"/>
    </style:style>
    <style:style style:name="Tabella3.B" style:family="table-column">
      <style:table-column-properties style:column-width="8.5cm" style:rel-column-width="32768*"/>
    </style:style>
    <style:style style:name="Tabel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.B1" style:family="table-cell">
      <style:table-cell-properties fo:padding="0.097cm" fo:border="0.05pt solid #000000"/>
    </style:style>
    <style:style style:name="Tabella3.A2" style:family="table-cell">
      <style:table-cell-properties fo:padding="0.097cm" fo:border-left="0.05pt solid #000000" fo:border-right="none" fo:border-top="none" fo:border-bottom="0.05pt solid #000000"/>
    </style:style>
    <style:style style:name="Tabel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7.014cm" fo:margin-left="-0.016cm" table:align="left"/>
    </style:style>
    <style:style style:name="Tabella4.A" style:family="table-column">
      <style:table-column-properties style:column-width="8.52cm"/>
    </style:style>
    <style:style style:name="Tabella4.B" style:family="table-column">
      <style:table-column-properties style:column-width="8.495cm"/>
    </style:style>
    <style:style style:name="Tabel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4.B1" style:family="table-cell">
      <style:table-cell-properties fo:padding="0.097cm" fo:border="0.05pt solid #000000"/>
    </style:style>
    <style:style style:name="Tabella4.A2" style:family="table-cell">
      <style:table-cell-properties fo:padding="0.097cm" fo:border-left="0.05pt solid #000000" fo:border-right="none" fo:border-top="none" fo:border-bottom="0.05pt solid #000000"/>
    </style:style>
    <style:style style:name="Tabel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16.999cm" table:align="margins"/>
    </style:style>
    <style:style style:name="Tabella5.A" style:family="table-column">
      <style:table-column-properties style:column-width="8.498cm" style:rel-column-width="32767*"/>
    </style:style>
    <style:style style:name="Tabella5.B" style:family="table-column">
      <style:table-column-properties style:column-width="8.5cm" style:rel-column-width="32768*"/>
    </style:style>
    <style:style style:name="Tabel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5.B1" style:family="table-cell">
      <style:table-cell-properties fo:padding="0.097cm" fo:border="0.05pt solid #000000"/>
    </style:style>
    <style:style style:name="Tabella5.A2" style:family="table-cell">
      <style:table-cell-properties fo:padding="0.097cm" fo:border-left="0.05pt solid #000000" fo:border-right="none" fo:border-top="none" fo:border-bottom="0.05pt solid #000000"/>
    </style:style>
    <style:style style:name="Tabella5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58b4b"/>
    </style:style>
    <style:style style:name="P2" style:family="paragraph" style:parent-style-name="Standard">
      <style:text-properties officeooo:rsid="00158b4b" officeooo:paragraph-rsid="00158b4b"/>
    </style:style>
    <style:style style:name="P3" style:family="paragraph" style:parent-style-name="Standard">
      <style:text-properties officeooo:rsid="00158b4b" officeooo:paragraph-rsid="001782d4"/>
    </style:style>
    <style:style style:name="P4" style:family="paragraph" style:parent-style-name="Standard">
      <style:text-properties fo:font-weight="bold" officeooo:rsid="00158b4b" officeooo:paragraph-rsid="00158b4b" style:font-weight-asian="bold" style:font-weight-complex="bold"/>
    </style:style>
    <style:style style:name="P5" style:family="paragraph" style:parent-style-name="Standard">
      <style:text-properties fo:font-weight="bold" officeooo:rsid="00158b4b" officeooo:paragraph-rsid="001782d4" style:font-weight-asian="bold" style:font-weight-complex="bold"/>
    </style:style>
    <style:style style:name="P6" style:family="paragraph" style:parent-style-name="Standard">
      <style:text-properties fo:font-weight="bold" officeooo:rsid="00158b4b" officeooo:paragraph-rsid="001bef31" style:font-weight-asian="bold" style:font-weight-complex="bold"/>
    </style:style>
    <style:style style:name="P7" style:family="paragraph" style:parent-style-name="Standard">
      <style:text-properties fo:font-weight="normal" officeooo:rsid="00158b4b" officeooo:paragraph-rsid="00158b4b" style:font-weight-asian="normal" style:font-weight-complex="normal"/>
    </style:style>
    <style:style style:name="P8" style:family="paragraph" style:parent-style-name="Standard">
      <style:text-properties fo:font-weight="normal" officeooo:rsid="00158b4b" officeooo:paragraph-rsid="001782d4" style:font-weight-asian="normal" style:font-weight-complex="normal"/>
    </style:style>
    <style:style style:name="P9" style:family="paragraph" style:parent-style-name="Standard">
      <style:text-properties fo:font-weight="normal" officeooo:rsid="00158b4b" officeooo:paragraph-rsid="001bef31" style:font-weight-asian="normal" style:font-weight-complex="normal"/>
    </style:style>
    <style:style style:name="P10" style:family="paragraph" style:parent-style-name="Standard">
      <style:text-properties fo:font-style="italic" fo:font-weight="bold" officeooo:rsid="00158b4b" officeooo:paragraph-rsid="00158b4b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italic" fo:font-weight="bold" officeooo:rsid="00158b4b" officeooo:paragraph-rsid="001bef31" style:font-style-asian="italic" style:font-weight-asian="bold" style:font-style-complex="italic" style:font-weight-complex="bold"/>
    </style:style>
    <style:style style:name="P12" style:family="paragraph" style:parent-style-name="Table_20_Contents">
      <style:paragraph-properties fo:margin-left="0cm" fo:margin-right="0cm" fo:orphans="2" fo:widows="2" fo:text-indent="0cm" style:auto-text-indent="false"/>
    </style:style>
    <style:style style:name="P13" style:family="paragraph" style:parent-style-name="Table_20_Contents">
      <style:paragraph-properties fo:margin-left="0cm" fo:margin-right="0cm" fo:orphans="2" fo:widows="2" fo:text-indent="0cm" style:auto-text-indent="false"/>
      <style:text-properties officeooo:paragraph-rsid="001782d4"/>
    </style:style>
    <style:style style:name="P14" style:family="paragraph" style:parent-style-name="Table_20_Contents">
      <style:paragraph-properties fo:margin-left="0cm" fo:margin-right="0cm" fo:orphans="2" fo:widows="2" fo:text-indent="0cm" style:auto-text-indent="false"/>
      <style:text-properties officeooo:paragraph-rsid="001bef31"/>
    </style:style>
    <style:style style:name="P15" style:family="paragraph" style:parent-style-name="Table_20_Contents">
      <style:text-properties officeooo:paragraph-rsid="001782d4"/>
    </style:style>
    <style:style style:name="P16" style:family="paragraph" style:parent-style-name="Table_20_Contents">
      <style:text-properties officeooo:paragraph-rsid="0018c8ca"/>
    </style:style>
    <style:style style:name="P17" style:family="paragraph" style:parent-style-name="Table_20_Contents">
      <style:text-properties officeooo:paragraph-rsid="001a898b"/>
    </style:style>
    <style:style style:name="P18" style:family="paragraph" style:parent-style-name="Table_20_Contents">
      <style:text-properties officeooo:rsid="001bef31" officeooo:paragraph-rsid="001bef31"/>
    </style:style>
    <style:style style:name="P19" style:family="paragraph" style:parent-style-name="Table_20_Contents">
      <style:text-properties officeooo:rsid="001782d4" officeooo:paragraph-rsid="001782d4"/>
    </style:style>
    <style:style style:name="P20" style:family="paragraph" style:parent-style-name="Table_20_Contents">
      <style:text-properties officeooo:rsid="001782d4" officeooo:paragraph-rsid="0017d219"/>
    </style:style>
    <style:style style:name="P21" style:family="paragraph" style:parent-style-name="Table_20_Contents">
      <style:text-properties officeooo:rsid="0018c8ca" officeooo:paragraph-rsid="001cfdf6"/>
    </style:style>
    <style:style style:name="P22" style:family="paragraph" style:parent-style-name="Standard">
      <style:text-properties fo:font-weight="bold" officeooo:rsid="00158b4b" officeooo:paragraph-rsid="001bef31" style:font-weight-asian="bold" style:font-weight-complex="bold"/>
    </style:style>
    <style:style style:name="P23" style:family="paragraph" style:parent-style-name="Standard">
      <style:text-properties fo:font-weight="normal" officeooo:rsid="001a898b" officeooo:paragraph-rsid="001e3056" style:font-weight-asian="normal" style:font-weight-complex="normal"/>
    </style:style>
    <style:style style:name="P24" style:family="paragraph" style:parent-style-name="Standard">
      <style:text-properties fo:font-weight="normal" officeooo:rsid="00158b4b" officeooo:paragraph-rsid="001f335d" style:font-weight-asian="normal" style:font-weight-complex="normal"/>
    </style:style>
    <style:style style:name="P25" style:family="paragraph" style:parent-style-name="Text_20_body" style:list-style-name="L1">
      <style:text-properties fo:language="it" fo:country="IT" officeooo:paragraph-rsid="001782d4"/>
    </style:style>
    <style:style style:name="P26" style:family="paragraph" style:parent-style-name="Text_20_body" style:list-style-name="L2">
      <style:text-properties fo:language="it" fo:country="IT" officeooo:paragraph-rsid="0017d219"/>
    </style:style>
    <style:style style:name="P27" style:family="paragraph" style:parent-style-name="Text_20_body" style:list-style-name="L2">
      <style:text-properties fo:language="it" fo:country="IT" officeooo:rsid="001782d4" officeooo:paragraph-rsid="0017d219"/>
    </style:style>
    <style:style style:name="P28" style:family="paragraph" style:parent-style-name="Text_20_body" style:list-style-name="L1">
      <style:paragraph-properties>
        <style:tab-stops/>
      </style:paragraph-properties>
      <style:text-properties fo:language="it" fo:country="IT" officeooo:paragraph-rsid="001cfdf6"/>
    </style:style>
    <style:style style:name="P29" style:family="paragraph" style:parent-style-name="Text_20_body" style:list-style-name="L5">
      <style:paragraph-properties>
        <style:tab-stops/>
      </style:paragraph-properties>
      <style:text-properties fo:language="it" fo:country="IT" officeooo:paragraph-rsid="001e3056" style:language-asian="zxx" style:country-asian="none" style:language-complex="zxx" style:country-complex="none"/>
    </style:style>
    <style:style style:name="P30" style:family="paragraph" style:parent-style-name="Text_20_body" style:list-style-name="L1">
      <style:paragraph-properties>
        <style:tab-stops/>
      </style:paragraph-properties>
      <style:text-properties officeooo:paragraph-rsid="001782d4"/>
    </style:style>
    <style:style style:name="P31" style:family="paragraph" style:parent-style-name="Text_20_body" style:list-style-name="L4">
      <style:paragraph-properties>
        <style:tab-stops/>
      </style:paragraph-properties>
      <style:text-properties officeooo:paragraph-rsid="0018c8ca"/>
    </style:style>
    <style:style style:name="P32" style:family="paragraph" style:parent-style-name="Text_20_body" style:list-style-name="L6">
      <style:paragraph-properties>
        <style:tab-stops/>
      </style:paragraph-properties>
      <style:text-properties officeooo:paragraph-rsid="001bef31"/>
    </style:style>
    <style:style style:name="P33" style:family="paragraph" style:parent-style-name="Text_20_body" style:list-style-name="L2">
      <style:text-properties officeooo:paragraph-rsid="001e3056"/>
    </style:style>
    <style:style style:name="P34" style:family="paragraph" style:parent-style-name="Text_20_body" style:list-style-name="L5">
      <style:text-properties officeooo:paragraph-rsid="001e3056"/>
    </style:style>
    <style:style style:name="P35" style:family="paragraph" style:parent-style-name="Text_20_body" style:list-style-name="L7">
      <style:text-properties officeooo:paragraph-rsid="001f335d"/>
    </style:style>
    <style:style style:name="P36" style:family="paragraph" style:parent-style-name="Text_20_body" style:list-style-name="L1">
      <style:paragraph-properties fo:margin-left="2.491cm" fo:margin-right="0cm" fo:text-indent="-0.635cm" style:auto-text-indent="false"/>
      <style:text-properties fo:language="it" fo:country="IT" officeooo:paragraph-rsid="001782d4"/>
    </style:style>
    <style:style style:name="P37" style:family="paragraph" style:parent-style-name="Text_20_body" style:list-style-name="L1">
      <style:paragraph-properties fo:margin-left="2.491cm" fo:margin-right="0cm" fo:text-indent="-0.635cm" style:auto-text-indent="false"/>
      <style:text-properties fo:language="it" fo:country="IT" officeooo:paragraph-rsid="0017e175"/>
    </style:style>
    <style:style style:name="P38" style:family="paragraph" style:parent-style-name="Text_20_body" style:list-style-name="L5">
      <style:paragraph-properties fo:margin-left="2.491cm" fo:margin-right="0cm" fo:text-indent="-0.635cm" style:auto-text-indent="false">
        <style:tab-stops/>
      </style:paragraph-properties>
      <style:text-properties fo:language="it" fo:country="IT" officeooo:paragraph-rsid="001e3056" style:language-asian="zxx" style:country-asian="none" style:language-complex="zxx" style:country-complex="none"/>
    </style:style>
    <style:style style:name="P39" style:family="paragraph" style:parent-style-name="Text_20_body" style:list-style-name="L7">
      <style:paragraph-properties fo:margin-left="2.491cm" fo:margin-right="0cm" fo:text-indent="-0.635cm" style:auto-text-indent="false">
        <style:tab-stops/>
      </style:paragraph-properties>
      <style:text-properties officeooo:paragraph-rsid="001f335d"/>
    </style:style>
    <style:style style:name="P40" style:family="paragraph" style:parent-style-name="Text_20_body" style:list-style-name="L2">
      <style:paragraph-properties fo:margin-left="0cm" fo:margin-right="0cm" fo:text-indent="-0.635cm" style:auto-text-indent="false">
        <style:tab-stops/>
      </style:paragraph-properties>
      <style:text-properties fo:language="it" fo:country="IT" officeooo:paragraph-rsid="001bef31" style:language-asian="zxx" style:country-asian="none" style:language-complex="zxx" style:country-complex="none"/>
    </style:style>
    <style:style style:name="P41" style:family="paragraph" style:parent-style-name="Text_20_body" style:list-style-name="L5">
      <style:paragraph-properties fo:margin-left="0cm" fo:margin-right="0cm" fo:text-indent="0cm" style:auto-text-indent="false">
        <style:tab-stops/>
      </style:paragraph-properties>
      <style:text-properties fo:language="it" fo:country="IT" officeooo:rsid="001a898b" officeooo:paragraph-rsid="001a898b" style:language-asian="zxx" style:country-asian="none" style:language-complex="zxx" style:country-complex="none"/>
    </style:style>
    <style:style style:name="P42" style:family="paragraph" style:parent-style-name="Text_20_body" style:list-style-name="L5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language="it" fo:country="IT" officeooo:paragraph-rsid="001e3056" style:language-asian="zxx" style:country-asian="none" style:language-complex="zxx" style:country-complex="none"/>
    </style:style>
    <style:style style:name="P43" style:family="paragraph" style:parent-style-name="Text_20_body" style:list-style-name="L7">
      <style:paragraph-properties fo:margin-left="0cm" fo:margin-right="0cm" fo:text-indent="0cm" style:auto-text-indent="false">
        <style:tab-stops/>
      </style:paragraph-properties>
      <style:text-properties officeooo:paragraph-rsid="001f335d"/>
    </style:style>
    <style:style style:name="P44" style:family="paragraph" style:parent-style-name="Table_20_Contents" style:list-style-name="L1">
      <style:text-properties officeooo:paragraph-rsid="001782d4"/>
    </style:style>
    <style:style style:name="P45" style:family="paragraph" style:parent-style-name="Table_20_Contents">
      <style:text-properties officeooo:paragraph-rsid="001bef31"/>
    </style:style>
    <style:style style:name="P46" style:family="paragraph" style:parent-style-name="Table_20_Contents">
      <style:text-properties officeooo:rsid="001bef31" officeooo:paragraph-rsid="001da0ca"/>
    </style:style>
    <style:style style:name="P47" style:family="paragraph" style:parent-style-name="Table_20_Contents">
      <style:text-properties officeooo:paragraph-rsid="001e3056"/>
    </style:style>
    <style:style style:name="P48" style:family="paragraph" style:parent-style-name="Table_20_Contents">
      <style:text-properties officeooo:paragraph-rsid="001a898b"/>
    </style:style>
    <style:style style:name="P49" style:family="paragraph" style:parent-style-name="Table_20_Contents">
      <style:text-properties officeooo:rsid="001782d4" officeooo:paragraph-rsid="001e3056"/>
    </style:style>
    <style:style style:name="P50" style:family="paragraph" style:parent-style-name="Table_20_Contents">
      <style:text-properties officeooo:rsid="001782d4" officeooo:paragraph-rsid="001f335d"/>
    </style:style>
    <style:style style:name="P51" style:family="paragraph" style:parent-style-name="Table_20_Contents">
      <style:text-properties officeooo:paragraph-rsid="001f335d"/>
    </style:style>
    <style:style style:name="P52" style:family="paragraph" style:parent-style-name="Table_20_Contents" style:list-style-name="L3">
      <style:paragraph-properties fo:margin-left="0cm" fo:margin-right="0cm" fo:text-indent="-0.635cm" style:auto-text-indent="false">
        <style:tab-stops/>
      </style:paragraph-properties>
      <style:text-properties fo:language="it" fo:country="IT" officeooo:paragraph-rsid="001a898b" style:language-asian="zxx" style:country-asian="none" style:language-complex="zxx" style:country-complex="none"/>
    </style:style>
    <style:style style:name="P53" style:family="paragraph" style:parent-style-name="Table_20_Contents" style:list-style-name="L3">
      <style:paragraph-properties fo:margin-left="0cm" fo:margin-right="0cm" fo:text-indent="-0.635cm" style:auto-text-indent="false">
        <style:tab-stops/>
      </style:paragraph-properties>
      <style:text-properties fo:language="it" fo:country="IT" officeooo:paragraph-rsid="001bef31" style:language-asian="zxx" style:country-asian="none" style:language-complex="zxx" style:country-complex="none"/>
    </style:style>
    <style:style style:name="P54" style:family="paragraph" style:parent-style-name="Table_20_Contents" style:list-style-name="L1" style:master-page-name="">
      <style:paragraph-properties fo:margin-left="0cm" fo:margin-right="0cm" fo:text-indent="-0.635cm" style:auto-text-indent="false" style:page-number="auto">
        <style:tab-stops/>
      </style:paragraph-properties>
      <style:text-properties fo:language="it" fo:country="IT" fo:font-weight="normal" officeooo:paragraph-rsid="001cfdf6" style:font-weight-asian="normal" style:font-weight-complex="normal"/>
    </style:style>
    <style:style style:name="T1" style:family="text">
      <style:text-properties officeooo:rsid="00158b4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782d4" style:font-weight-asian="bold" style:font-weight-complex="bold"/>
    </style:style>
    <style:style style:name="T4" style:family="text">
      <style:text-properties fo:font-style="italic" fo:font-weight="bold" officeooo:rsid="00158b4b" style:font-style-asian="italic" style:font-weight-asian="bold" style:font-style-complex="italic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782d4" style:font-weight-asian="normal" style:font-weight-complex="normal"/>
    </style:style>
    <style:style style:name="T7" style:family="text">
      <style:text-properties fo:font-variant="normal" fo:text-transform="none" fo:color="#222222" style:font-name="arial" fo:font-size="9.75pt" fo:letter-spacing="normal" fo:font-style="normal" fo:font-weight="normal"/>
    </style:style>
    <style:style style:name="T8" style:family="text">
      <style:text-properties officeooo:rsid="001782d4"/>
    </style:style>
    <style:style style:name="T9" style:family="text">
      <style:text-properties fo:language="it" fo:country="IT" officeooo:rsid="001782d4"/>
    </style:style>
    <style:style style:name="T10" style:family="text">
      <style:text-properties fo:language="it" fo:country="IT" style:language-asian="zxx" style:country-asian="none" style:language-complex="zxx" style:country-complex="none"/>
    </style:style>
    <style:style style:name="T11" style:family="text">
      <style:text-properties fo:language="it" fo:country="IT" fo:font-weight="bold" style:language-asian="zxx" style:country-asian="none" style:font-weight-asian="bold" style:language-complex="zxx" style:country-complex="none" style:font-weight-complex="bold"/>
    </style:style>
    <style:style style:name="T12" style:family="text">
      <style:text-properties fo:language="it" fo:country="IT" fo:font-weight="bold" officeooo:rsid="001782d4" style:language-asian="zxx" style:country-asian="none" style:font-weight-asian="bold" style:language-complex="zxx" style:country-complex="none" style:font-weight-complex="bold"/>
    </style:style>
    <style:style style:name="T13" style:family="text">
      <style:text-properties fo:language="it" fo:country="IT" fo:font-weight="bold" officeooo:rsid="001782d4" style:font-weight-asian="bold" style:font-weight-complex="bold"/>
    </style:style>
    <style:style style:name="T14" style:family="text">
      <style:text-properties fo:language="it" fo:country="IT" fo:font-weight="bold" officeooo:rsid="001e3056" style:font-weight-asian="bold" style:font-weight-complex="bold"/>
    </style:style>
    <style:style style:name="T15" style:family="text">
      <style:text-properties fo:language="it" fo:country="IT" fo:font-weight="normal" officeooo:rsid="001782d4" style:font-weight-asian="normal" style:font-weight-complex="normal"/>
    </style:style>
    <style:style style:name="T16" style:family="text">
      <style:text-properties fo:language="it" fo:country="IT" fo:font-weight="normal" officeooo:rsid="001e3056" style:font-weight-asian="normal" style:font-weight-complex="normal"/>
    </style:style>
    <style:style style:name="T17" style:family="text">
      <style:text-properties fo:language="it" fo:country="IT" fo:font-weight="normal" officeooo:rsid="0018c8ca" style:font-weight-asian="normal" style:font-weight-complex="normal"/>
    </style:style>
    <style:style style:name="T18" style:family="text">
      <style:text-properties fo:language="it" fo:country="IT" fo:font-weight="normal" officeooo:rsid="001f335d" style:font-weight-asian="normal" style:font-weight-complex="normal"/>
    </style:style>
    <style:style style:name="T19" style:family="text">
      <style:text-properties fo:language="it" fo:country="IT" fo:font-weight="normal" officeooo:rsid="001782d4" style:language-asian="zxx" style:country-asian="none" style:font-weight-asian="normal" style:language-complex="zxx" style:country-complex="none" style:font-weight-complex="normal"/>
    </style:style>
    <style:style style:name="T20" style:family="text">
      <style:text-properties fo:language="it" fo:country="IT" officeooo:rsid="001da0ca"/>
    </style:style>
    <style:style style:name="T21" style:family="text">
      <style:text-properties officeooo:rsid="0017d219"/>
    </style:style>
    <style:style style:name="T22" style:family="text">
      <style:text-properties officeooo:rsid="0018c8ca"/>
    </style:style>
    <style:style style:name="T23" style:family="text">
      <style:text-properties officeooo:rsid="001a898b"/>
    </style:style>
    <style:style style:name="T24" style:family="text">
      <style:text-properties officeooo:rsid="001bef31"/>
    </style:style>
    <style:style style:name="T25" style:family="text">
      <style:text-properties officeooo:rsid="001cfdf6"/>
    </style:style>
    <style:style style:name="T26" style:family="text">
      <style:text-properties officeooo:rsid="001da0ca"/>
    </style:style>
    <style:style style:name="T27" style:family="text">
      <style:text-properties officeooo:rsid="001e3056"/>
    </style:style>
    <style:style style:name="T28" style:family="text">
      <style:text-properties officeooo:rsid="001f335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4">Report dei task</text:span><text:span text:style-name="T1"> </text:span></text:p>
      <text:p text:style-name="P2"/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4">Nome del task</text:p>
          </table:table-cell>
          <table:table-cell table:style-name="Tabella1.B1" office:value-type="string">
            <text:p text:style-name="P12"><text:span text:style-name="T7">System Requirements Review &amp; Concept Documentation Evaluation</text:span> </text:p>
          </table:table-cell>
        </table:table-row>
        <table:table-row>
          <table:table-cell table:style-name="Tabella1.A2" office:value-type="string">
            <text:p text:style-name="P4">Descrizione del task</text:p>
          </table:table-cell>
          <table:table-cell table:style-name="Tabella1.B2" office:value-type="string">
            <text:p text:style-name="P15"><text:span text:style-name="T8">Verifica requisti funzionali </text:span><text:span text:style-name="T22">dei casi d'uso riguardanti la </text:span><text:span text:style-name="T26">gestione della mensa</text:span><text:span text:style-name="T22">.</text:span></text:p>
          </table:table-cell>
        </table:table-row>
        <table:table-row>
          <table:table-cell table:style-name="Tabella1.A2" office:value-type="string">
            <text:p text:style-name="P4">Artefatti coinvolti</text:p>
          </table:table-cell>
          <table:table-cell table:style-name="Tabella1.B2" office:value-type="string">
            <text:p text:style-name="P46">UC_<text:span text:style-name="T26">M_11_Richiesta_Modifica_Pasto_Singolo</text:span></text:p>
            <text:p text:style-name="P46"><text:span text:style-name="T26">UC_M_12_Elenco_Piani-Pasto</text:span></text:p>
            <text:p text:style-name="P46"><text:span text:style-name="T26">UC_M_13_Modifica_Piano_Pasto_Segreteria</text:span></text:p>
            <text:p text:style-name="P46"><text:span text:style-name="T26">UC_M_16_Modifica_Piano-Pasto_Singolo</text:span></text:p>
            <text:p text:style-name="P46"><text:span text:style-name="T26">UC_M_16a_Approvazione_Modifica_Piano-Pasto_Singolo</text:span></text:p>
            <text:p text:style-name="P46"><text:span text:style-name="T26">UC_M_16b_Rifiuto_Modifica_Piano-Pasto_Singolo</text:span></text:p>
            <text:p text:style-name="P46"><text:span text:style-name="T26"/></text:p>
          </table:table-cell>
        </table:table-row>
        <table:table-row>
          <table:table-cell table:style-name="Tabella1.A2" office:value-type="string">
            <text:p text:style-name="P4">Risultato della validazione: </text:p>
          </table:table-cell>
          <table:table-cell table:style-name="Tabella1.B2" office:value-type="string">
            <text:p text:style-name="P7">PASS </text:p>
          </table:table-cell>
        </table:table-row>
        <table:table-row>
          <table:table-cell table:style-name="Tabella1.A2" office:value-type="string">
            <text:p text:style-name="P4">Motivi del risultato</text:p>
          </table:table-cell>
          <table:table-cell table:style-name="Tabella1.B2" office:value-type="string">
            <text:p text:style-name="P19">I casi d'uso suddetti non infrangono nessun requisiti funzionale individuato e fanno si che si verifichino seguenti requisiti:</text:p>
            <text:list xml:id="list36428991" text:style-name="L1">
              <text:list-item>
                <text:p text:style-name="P25"><text:span text:style-name="T26">agevolare la modifica del menù del proprio figlio</text:span>;</text:p>
              </text:list-item>
              <text:list-item>
                <text:p text:style-name="P44"><text:span text:style-name="T9">fornire informazione ai genitori riguardo il </text:span><text:span text:style-name="T20">menù giornaliero</text:span><text:span text:style-name="T9">.</text:span><text:span text:style-name="T8"> </text:span></text:p>
              </text:list-item>
              <text:list-item>
                <text:p text:style-name="P30"><text:span text:style-name="T10">Dovrà essere presente anche un'</text:span><text:span text:style-name="T11">interfaccia di amministrazione</text:span><text:span text:style-name="T10">, che permetta di tenere traccia, nel rispetto delle normative vigenti in materia di </text:span><text:span text:style-name="T10">privacy e protezione dei dati sensibili:</text:span></text:p>
              </text:list-item>
              <text:list-item text:start-value="1">
                <text:p text:style-name="P36">degli <text:span text:style-name="T2">utenti</text:span> <text:span text:style-name="T26">che usufruiscono di tale </text:span>servizio <text:span text:style-name="T5">;</text:span></text:p>
              </text:list-item>
              <text:list-item>
                <text:p text:style-name="P37"><text:span text:style-name="T5">della </text:span><text:span text:style-name="T2">categoria</text:span><text:span text:style-name="T5"> cui essi appartengono,</text:span></text:p>
              </text:list-item>
              <text:list-item>
                <text:p text:style-name="P37"><text:span text:style-name="T5">delle </text:span><text:span text:style-name="T2">tipologie di servizi di cui usufruiscono.</text:span></text:p>
              </text:list-item>
            </text:list>
          </table:table-cell>
        </table:table-row>
      </table:table>
      <text:p text:style-name="P2"><text:s/></text:p>
      <text:p text:style-name="P3"/>
      <table:table table:name="Tabella3" table:style-name="Tabella3">
        <table:table-column table:style-name="Tabella3.A"/>
        <table:table-column table:style-name="Tabella3.B"/>
        <table:table-row>
          <table:table-cell table:style-name="Tabella3.A1" office:value-type="string">
            <text:p text:style-name="P5">Nome del task</text:p>
          </table:table-cell>
          <table:table-cell table:style-name="Tabella3.B1" office:value-type="string">
            <text:p text:style-name="P13"><text:span text:style-name="T7">System Requirements Review &amp; Concept Documentation Evaluation</text:span> </text:p>
          </table:table-cell>
        </table:table-row>
        <table:table-row>
          <table:table-cell table:style-name="Tabella3.A2" office:value-type="string">
            <text:p text:style-name="P5">Descrizione del task</text:p>
          </table:table-cell>
          <table:table-cell table:style-name="Tabella3.B2" office:value-type="string">
            <text:p text:style-name="P16"><text:span text:style-name="T8">Verifica requisti funzionali </text:span><text:span text:style-name="T22">dei casi d'uso riguardanti l</text:span><text:span text:style-name="T27">'approvazione e la modifca della fascia oraria.</text:span></text:p>
          </table:table-cell>
        </table:table-row>
        <table:table-row>
          <table:table-cell table:style-name="Tabella3.A2" office:value-type="string">
            <text:p text:style-name="P5">Artefatti coinvolti</text:p>
          </table:table-cell>
          <table:table-cell table:style-name="Tabella3.B2" office:value-type="string">
            <text:p text:style-name="P47"><text:span text:style-name="T21">UC_</text:span><text:span text:style-name="T27">M_14_Modifica_Orario_Segreteria</text:span></text:p>
            <text:p text:style-name="P47"><text:span text:style-name="T21">UC_</text:span><text:span text:style-name="T27">M_15_Visualizza_Orario</text:span></text:p>
            <text:p text:style-name="P47"><text:span text:style-name="T21">UC_</text:span><text:span text:style-name="T27">M_24_Inserisci_Fascia_Oraria_Utenza</text:span></text:p>
            <text:p text:style-name="P47"><text:span text:style-name="T21">UC_</text:span><text:span text:style-name="T27">M_25_Modifica_Fascia_Utenza_Oraria</text:span></text:p>
            <text:p text:style-name="P47"><text:span text:style-name="T21">UC_</text:span><text:span text:style-name="T27">M_26_ Elimina_Fascia_Utenza_Oraria</text:span></text:p>
            <text:p text:style-name="P47"><text:span text:style-name="T21">UC_</text:span><text:span text:style-name="T27">M_28_Richiesta_Modifica_Orario_Singolo</text:span></text:p>
            <text:p text:style-name="P47"><text:soft-page-break/><text:span text:style-name="T21">UC_</text:span><text:span text:style-name="T27">M_29_Modifica_Orario_Bambino</text:span></text:p>
            <text:p text:style-name="P47"><text:span text:style-name="T21">UC_</text:span><text:span text:style-name="T27">M_29a_Approvazione_Modifica_Orario_Bambino</text:span></text:p>
            <text:p text:style-name="P47"><text:span text:style-name="T21">UC_</text:span><text:span text:style-name="T27">M_29b_Rifiuto_Modifica_Orario_Bambino</text:span></text:p>
          </table:table-cell>
        </table:table-row>
        <table:table-row>
          <table:table-cell table:style-name="Tabella3.A2" office:value-type="string">
            <text:p text:style-name="P5">Risultato della validazione: </text:p>
          </table:table-cell>
          <table:table-cell table:style-name="Tabella3.B2" office:value-type="string">
            <text:p text:style-name="P8">PASS </text:p>
          </table:table-cell>
        </table:table-row>
        <table:table-row>
          <table:table-cell table:style-name="Tabella3.A2" office:value-type="string">
            <text:p text:style-name="P5">Motivi del risultato</text:p>
          </table:table-cell>
          <table:table-cell table:style-name="Tabella3.B2" office:value-type="string">
            <text:p text:style-name="P20">I casi d'uso suddetti non infrangono nessun requisiti funzionale individuato e fanno si che si verifichino seguenti requisiti:</text:p>
            <text:list xml:id="list36418091" text:style-name="L2">
              <text:list-item>
                <text:p text:style-name="P26">semplificare la <text:span text:style-name="T2">presentazione di richieste</text:span> da parte degli utenti e l'elaborazione di queste;</text:p>
              </text:list-item>
              <text:list-item>
                <text:p text:style-name="P26">aumentare l'automatismo nella <text:span text:style-name="T2">trasmissione delle richieste</text:span> da un ente all'altro;</text:p>
              </text:list-item>
              <text:list-item>
                <text:p text:style-name="P26"><text:span text:style-name="T2">automatizzare il reperimento</text:span> delle informazioni necessarie all'evasione delle richieste, in accordo alle procedure decisionali già in vigore e previste dal regolamento della struttura;</text:p>
              </text:list-item>
              <text:list-item>
                <text:p text:style-name="P27">consentire l'accesso alla potenziale clientela proveniente dall'Università, dal Comune di Fisciano e da altri comuni;</text:p>
                <text:p text:style-name="P40">Dovrà essere presente anche un'<text:span text:style-name="T2">interfaccia di amministrazione</text:span>, che permetta di tenere traccia, nel rispetto delle normative vigenti in materia di privacy e protezione dei dati sensibili:</text:p>
              </text:list-item>
              <text:list-item text:start-value="1">
                <text:p text:style-name="P33"><text:span text:style-name="T9">degli </text:span><text:span text:style-name="T13">utenti </text:span><text:span text:style-name="T16">che usufruiscono di tale servizio</text:span></text:p>
              </text:list-item>
              <text:list-item>
                <text:p text:style-name="P33"><text:span text:style-name="T16">delle </text:span><text:span text:style-name="T14">categorie </text:span><text:span text:style-name="T16">di cui essi appartengono</text:span></text:p>
              </text:list-item>
              <text:list-item>
                <text:p text:style-name="P33"><text:span text:style-name="T15">delle </text:span><text:span text:style-name="T13">tipologie di servizi di cui usufruiscono.</text:span><text:span text:style-name="T15">;</text:span></text:p>
              </text:list-item>
            </text:list>
          </table:table-cell>
        </table:table-row>
      </table:table>
      <text:p text:style-name="P3"><text:s/></text:p>
      <text:p text:style-name="P3"/>
      <table:table table:name="Tabella4" table:style-name="Tabella4">
        <table:table-column table:style-name="Tabella4.A"/>
        <table:table-column table:style-name="Tabella4.B"/>
        <table:table-row>
          <table:table-cell table:style-name="Tabella4.A1" office:value-type="string">
            <text:p text:style-name="P5">Nome del task</text:p>
          </table:table-cell>
          <table:table-cell table:style-name="Tabella4.B1" office:value-type="string">
            <text:p text:style-name="P13"><text:span text:style-name="T7">System Requirements Review &amp; Concept Documentation Evaluation</text:span> </text:p>
          </table:table-cell>
        </table:table-row>
        <table:table-row>
          <table:table-cell table:style-name="Tabella4.A2" office:value-type="string">
            <text:p text:style-name="P5">Descrizione del task</text:p>
          </table:table-cell>
          <table:table-cell table:style-name="Tabella4.B2" office:value-type="string">
            <text:p text:style-name="P16"><text:span text:style-name="T8">Verifica requisti funzionali </text:span><text:span text:style-name="T22">dei casi d'uso riguardanti </text:span><text:span text:style-name="T23">la </text:span><text:span text:style-name="T27">gestione dei pagamenti, modifica dei pagamenti e invio fatture</text:span><text:span text:style-name="T23">.</text:span></text:p>
          </table:table-cell>
        </table:table-row>
        <table:table-row>
          <table:table-cell table:style-name="Tabella4.A2" office:value-type="string">
            <text:p text:style-name="P5">Artefatti coinvolti</text:p>
          </table:table-cell>
          <table:table-cell table:style-name="Tabella4.B2" office:value-type="string">
            <text:p text:style-name="P17"><text:span text:style-name="T22">UC_</text:span><text:span text:style-name="T27">M</text:span><text:span text:style-name="T22">_</text:span><text:span text:style-name="T27">1_Stato_Pagamenti</text:span></text:p>
            <text:p text:style-name="P47"><text:span text:style-name="T17">UC_</text:span><text:span text:style-name="T16">M</text:span><text:span text:style-name="T17">_</text:span><text:span text:style-name="T16">2_Invio_Promemoria</text:span></text:p>
            <text:p text:style-name="P47"><text:span text:style-name="T17">UC_</text:span><text:span text:style-name="T16">M</text:span><text:span text:style-name="T17">_</text:span><text:span text:style-name="T16">3_Fattura_Pagamenti</text:span></text:p>
            <text:p text:style-name="P49"><text:span text:style-name="T22">UC_</text:span><text:span text:style-name="T27">M</text:span><text:span text:style-name="T22">_</text:span><text:span text:style-name="T27">3a_Fattura_Mensile</text:span></text:p>
            <text:p text:style-name="P49"><text:span text:style-name="T22">UC_</text:span><text:span text:style-name="T27">M</text:span><text:span text:style-name="T22">_</text:span><text:span text:style-name="T27">17_Registra_Pagamento_manuale</text:span></text:p>
            <text:p text:style-name="P49"><text:span text:style-name="T22">UC_</text:span><text:span text:style-name="T27">M</text:span><text:span text:style-name="T22">_</text:span><text:span text:style-name="T27">18_Visualizza_Storico_Pagamenti</text:span></text:p>
            <text:p text:style-name="P49"><text:span text:style-name="T22">UC_</text:span><text:span text:style-name="T27">M_22_Promemoria_Fattura</text:span></text:p>
            <text:p text:style-name="P49"><text:span text:style-name="T22">UC_</text:span><text:span text:style-name="T27">M_23_Promemoria_Pagamento</text:span></text:p>
            <text:p text:style-name="P19"><text:soft-page-break/></text:p>
          </table:table-cell>
        </table:table-row>
        <table:table-row>
          <table:table-cell table:style-name="Tabella4.A2" office:value-type="string">
            <text:p text:style-name="P5">Risultato della validazione: </text:p>
          </table:table-cell>
          <table:table-cell table:style-name="Tabella4.B2" office:value-type="string">
            <text:p text:style-name="P23"><text:span text:style-name="T27">PASS</text:span></text:p>
          </table:table-cell>
        </table:table-row>
        <table:table-row>
          <table:table-cell table:style-name="Tabella4.A2" office:value-type="string">
            <text:p text:style-name="P5">Motivi del risultato</text:p>
          </table:table-cell>
          <table:table-cell table:style-name="Tabella4.B2" office:value-type="string">
            <text:list xml:id="list36434363" text:style-name="L3">
              <text:list-header>
                <text:p text:style-name="P52"><text:span text:style-name="T8">I casi d'uso </text:span><text:span text:style-name="T23">riguardanti i </text:span><text:span text:style-name="T27">pagamenti</text:span><text:span text:style-name="T8"> non infrangono nessun requisiti funzionale individuato e fanno si che si verifichino seguenti requisiti:</text:span></text:p>
              </text:list-header>
            </text:list>
            <text:list xml:id="list36420386" text:style-name="L4">
              <text:list-item>
                <text:p text:style-name="P31"><text:span text:style-name="T10">Dovrà essere presente anche un'</text:span><text:span text:style-name="T11">interfaccia di amministrazione</text:span><text:span text:style-name="T10">, che permetta di tenere traccia, nel rispetto delle normative vigenti in materia di privacy e protezione dei dati sensibili:</text:span></text:p>
              </text:list-item>
            </text:list>
            <text:list xml:id="list36417651" text:style-name="L5">
              <text:list-item>
                <text:p text:style-name="P38">del <text:span text:style-name="T2">personale</text:span> che gestisce il servizio, il quale viene inserito <text:span text:style-name="T27">l'avvenuto pagamento</text:span>;</text:p>
                <text:p text:style-name="P42">Dovrà essere presente anche un'<text:span text:style-name="T2">interfaccia di amministrazione</text:span>, che permetta di tenere traccia, nel rispetto delle normative vigenti in materia di privacy e protezione dei dati sensibili:</text:p>
              </text:list-item>
              <text:list-item text:start-value="1">
                <text:p text:style-name="P34"><text:span text:style-name="T9">degli </text:span><text:span text:style-name="T13">utenti </text:span><text:span text:style-name="T16">che usufruiscono di tale servizio</text:span></text:p>
              </text:list-item>
              <text:list-item>
                <text:p text:style-name="P34"><text:span text:style-name="T16">delle </text:span><text:span text:style-name="T14">categorie </text:span><text:span text:style-name="T16">di cui essi appartengono</text:span></text:p>
                <text:p text:style-name="P29"><text:span text:style-name="T6">delle </text:span><text:span text:style-name="T3">tipologie di servizi di cui usufruiscono</text:span><text:span text:style-name="T6">;</text:span></text:p>
                <text:p text:style-name="P41"/>
              </text:list-item>
            </text:list>
          </table:table-cell>
        </table:table-row>
      </table:table>
      <text:p text:style-name="P3"><text:s/></text:p>
      <text:p text:style-name="P3"/>
      <table:table table:name="Tabella5" table:style-name="Tabella5">
        <table:table-column table:style-name="Tabella5.A"/>
        <table:table-column table:style-name="Tabella5.B"/>
        <table:table-row>
          <table:table-cell table:style-name="Tabella5.A1" office:value-type="string">
            <text:p text:style-name="P5">Nome del task</text:p>
          </table:table-cell>
          <table:table-cell table:style-name="Tabella5.B1" office:value-type="string">
            <text:p text:style-name="P13"><text:span text:style-name="T7">System Requirements Review &amp; Concept Documentation Evaluation</text:span> </text:p>
          </table:table-cell>
        </table:table-row>
        <table:table-row>
          <table:table-cell table:style-name="Tabella5.A2" office:value-type="string">
            <text:p text:style-name="P5">Descrizione del task</text:p>
          </table:table-cell>
          <table:table-cell table:style-name="Tabella5.B2" office:value-type="string">
            <text:p text:style-name="P17"><text:span text:style-name="T8">Verifica requisti funzionali </text:span><text:span text:style-name="T22">dei casi d'uso riguardanti </text:span><text:span text:style-name="T28">l'aggiunta dei </text:span><text:span text:style-name="T27">tirocinanti, rilascio feedback tirocinanti,</text:span><text:span text:style-name="T28"> modifica scheda tirocinate;</text:span></text:p>
          </table:table-cell>
        </table:table-row>
        <table:table-row>
          <table:table-cell table:style-name="Tabella5.A2" office:value-type="string">
            <text:p text:style-name="P5">Artefatti coinvolti</text:p>
          </table:table-cell>
          <table:table-cell table:style-name="Tabella5.B2" office:value-type="string">
            <text:p text:style-name="P45"><text:span text:style-name="T23">UC_</text:span><text:span text:style-name="T28">M_5_Aggiunta_Tirocinate</text:span></text:p>
            <text:p text:style-name="P51"><text:span text:style-name="T23">UC_</text:span><text:span text:style-name="T28">M_6_Modifica_Scheda_Tirocinate</text:span></text:p>
            <text:p text:style-name="P51"><text:span text:style-name="T23">UC_</text:span><text:span text:style-name="T28">M_6a_Elimina_Tirocinate</text:span></text:p>
            <text:p text:style-name="P51"><text:span text:style-name="T23">UC_</text:span><text:span text:style-name="T28">M_7a_Visualizza_Lista_Tirocinati</text:span></text:p>
            <text:p text:style-name="P51"><text:span text:style-name="T23">UC_</text:span><text:span text:style-name="T28">M_7b_Visualizza_Lista_Tirocinati</text:span></text:p>
            <text:p text:style-name="P51"><text:span text:style-name="T23">UC_</text:span><text:span text:style-name="T28">M_8_Richiesta_Tirocinanti</text:span></text:p>
            <text:p text:style-name="P50"><text:span text:style-name="T23">UC_</text:span><text:span text:style-name="T28">M_30_Feedback_Allocazione_Tirocinanti</text:span></text:p>
          </table:table-cell>
        </table:table-row>
        <table:table-row>
          <table:table-cell table:style-name="Tabella5.A2" office:value-type="string">
            <text:p text:style-name="P5">Risultato della validazione: </text:p>
          </table:table-cell>
          <table:table-cell table:style-name="Tabella5.B2" office:value-type="string">
            <text:p text:style-name="P24"><text:span text:style-name="T28">PASS</text:span></text:p>
          </table:table-cell>
        </table:table-row>
        <table:table-row>
          <table:table-cell table:style-name="Tabella5.A2" office:value-type="string">
            <text:p text:style-name="P5">Motivi del risultato</text:p>
          </table:table-cell>
          <table:table-cell table:style-name="Tabella5.B2" office:value-type="string">
            <text:list xml:id="list37698493" text:continue-list="list36434363" text:style-name="L3">
              <text:list-header>
                <text:p text:style-name="P53"><text:span text:style-name="T8">I casi d'uso </text:span><text:span text:style-name="T23">riguardanti </text:span><text:span text:style-name="T28">i tirocinati</text:span><text:span text:style-name="T8"> non infrangono nessun requisiti funzionale individuato e fanno si che si verifichino seguenti requisiti:</text:span></text:p>
              </text:list-header>
            </text:list>
            <text:list xml:id="list36429541" text:style-name="L6">
              <text:list-item>
                <text:p text:style-name="P32"><text:span text:style-name="T10">Dovrà essere presente anche un'</text:span><text:span text:style-name="T11">interfaccia di amministrazione</text:span><text:span text:style-name="T10">, che permetta di tenere traccia, nel rispetto </text:span><text:soft-page-break/><text:span text:style-name="T10">delle normative vigenti in materia di privacy e protezione dei dati sensibili:</text:span></text:p>
              </text:list-item>
            </text:list>
            <text:list xml:id="list36429721" text:style-name="L7">
              <text:list-item>
                <text:p text:style-name="P39"><text:span text:style-name="T10">del </text:span><text:span text:style-name="T11">personale</text:span><text:span text:style-name="T10"> che gestisce il servizio, il quale viene inserito, gestito e licenziato dall'ufficio dell'istituto.</text:span></text:p>
                <text:p text:style-name="P43"><text:span text:style-name="T10">Dovrà essere presente anche un'</text:span><text:span text:style-name="T11">interfaccia di amministrazione</text:span><text:span text:style-name="T10">, che permetta di tenere traccia, nel rispetto delle normative vigenti in materia di privacy e protezione dei dati sensibili:</text:span></text:p>
              </text:list-item>
              <text:list-item text:start-value="1">
                <text:p text:style-name="P35"><text:span text:style-name="T9">degli </text:span><text:span text:style-name="T13">utenti </text:span><text:span text:style-name="T16">che usufruiscono di tale servizio </text:span><text:span text:style-name="T18">come in questo caso i </text:span></text:p>
              </text:list-item>
              <text:list-item>
                <text:p text:style-name="P35"><text:span text:style-name="T16">delle </text:span><text:span text:style-name="T14">categorie </text:span><text:span text:style-name="T16">di cui essi appartengono </text:span><text:span text:style-name="T19">delle </text:span><text:span text:style-name="T12">tipologie di servizi di cui usufruiscono</text:span><text:span text:style-name="T19">;</text:span></text:p>
              </text:list-item>
            </text:list>
          </table:table-cell>
        </table:table-row>
      </table:table>
      <text:p text:style-name="P3"><text:s/></text:p>
      <text:p text:style-name="P4"/>
      <text:p text:style-name="P11"/>
      <text:p text:style-name="P6"><text:s/></text:p>
      <text:p text:style-name="P2"/>
      <text:p text:style-name="P2"/>
      <text:p text:style-name="P2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24M38S</meta:editing-duration>
    <meta:editing-cycles>7</meta:editing-cycles>
    <meta:generator>LibreOffice/3.6$Windows_x86 LibreOffice_project/da8c1e6-fd468f4-454e206-f42a4a9-143cfd</meta:generator>
    <dc:date>2012-11-06T17:56:21.04</dc:date>
    <meta:document-statistic meta:table-count="4" meta:image-count="0" meta:object-count="0" meta:page-count="4" meta:paragraph-count="97" meta:word-count="626" meta:character-count="5159" meta:non-whitespace-character-count="4632"/>
    <meta:user-defined meta:name="Info 1"/>
    <meta:user-defined meta:name="Info 2"/>
    <meta:user-defined meta:name="Info 3"/>
    <meta:user-defined meta:name="Info 4"/>
  </office:meta>
</office:document-meta>
</file>